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Mangal1" svg:font-family="Mangal"/>
    <style:font-face style:name="Times New Roman" svg:font-family="'Times New Roman', serif"/>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style:style>
    <style:style style:name="P2"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1f497d" style:font-name="Calibri" fo:font-size="11pt" fo:letter-spacing="normal" fo:font-style="normal" fo:font-weight="normal"/>
    </style:style>
    <style:style style:name="P3"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1f497d" fo:letter-spacing="normal"/>
    </style:style>
    <style:style style:name="P4"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Times New Roman" fo:font-size="12pt" fo:letter-spacing="normal" fo:font-style="normal" fo:font-weight="normal"/>
    </style:style>
    <style:style style:name="P5" style:family="paragraph" style:parent-style-name="Text_20_body">
      <style:paragraph-properties fo:margin-left="3.81cm" fo:margin-right="0cm" fo:margin-top="0cm" fo:margin-bottom="0cm" loext:contextual-spacing="false" fo:text-indent="0cm" style:auto-text-indent="false"/>
      <style:text-properties fo:font-variant="normal" fo:text-transform="none" fo:color="#1f497d" fo:letter-spacing="normal"/>
    </style:style>
    <style:style style:name="T1" style:family="text">
      <style:text-properties fo:color="#1f497d"/>
    </style:style>
    <style:style style:name="T2" style:family="text">
      <style:text-properties fo:color="#1f497d" style:font-name="Calibri" fo:font-size="11pt"/>
    </style:style>
    <style:style style:name="T3" style:family="text">
      <style:text-properties fo:color="#1f497d" style:font-name="Calibri" fo:font-size="11pt" fo:font-style="italic"/>
    </style:style>
    <style:style style:name="T4" style:family="text">
      <style:text-properties fo:color="#1f497d" style:font-name="Calibri" fo:font-size="11pt" style:text-underline-style="solid" style:text-underline-width="auto" style:text-underline-color="font-color"/>
    </style:style>
    <style:style style:name="T5" style:family="text">
      <style:text-properties fo:font-variant="normal" fo:text-transform="none" fo:color="#141e7d" style:font-name="Verdana" fo:font-size="8pt" fo:letter-spacing="normal" fo:font-style="normal" fo:font-weight="bold"/>
    </style:style>
    <style:style style:name="T6" style:family="text">
      <style:text-properties fo:font-variant="normal" fo:text-transform="none" fo:color="#141e7d" style:font-name="Verdana" fo:font-size="8pt" fo:letter-spacing="normal" fo:font-style="normal" fo:font-weight="normal"/>
    </style:style>
    <style:style style:name="T7" style:family="text">
      <style:text-properties fo:font-variant="normal" fo:text-transform="none" fo:color="#141e7d" style:font-name="Times New Roman" fo:font-size="12pt" fo:letter-spacing="normal" fo:font-style="normal" fo:font-weight="normal"/>
    </style:style>
    <style:style style:name="T8" style:family="text">
      <style:text-properties fo:font-variant="normal" fo:text-transform="none" fo:color="#1f497d" style:font-name="Times New Roman" fo:font-size="12pt" fo:letter-spacing="normal" fo:font-style="normal" fo:font-weight="normal"/>
    </style:style>
    <style:style style:name="T9" style:family="text">
      <style:text-properties fo:font-variant="normal" fo:text-transform="none" fo:color="#1f497d" style:font-name="Times New Roman" fo:font-size="8pt" fo:letter-spacing="normal" fo:font-style="normal" fo:font-weight="normal"/>
    </style:style>
    <style:style style:name="T10" style:family="text">
      <style:text-properties fo:font-variant="normal" fo:text-transform="none" fo:color="#1155cc" style:font-name="Verdana" fo:font-size="8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ar Mr Zabransky,</text:p>
      <text:p text:style-name="P3"> </text:p>
      <text:p text:style-name="P3"> </text:p>
      <text:p text:style-name="P2">Thank you for your email of 24 February to Mr Casella,</text:p>
      <text:p text:style-name="P3"> </text:p>
      <text:p text:style-name="P2">In response to your request, you will find in attachment the list of authorities that are required to notify their technical regulations.</text:p>
      <text:p text:style-name="P3"> </text:p>
      <text:p text:style-name="P4"><text:span text:style-name="T2">In addition, please be informed that a Building Code which contains technical regulations, according to the definition of the technical regulation as stated by Article 1(11) of Directive 98/34EC: "</text:span><text:span text:style-name="T3">technical specifications and other requirements or rules on services, including the relevant administrative provisions, the observance of which is compulsory, de jure or de facto, in the case of marketing, provision of a service, establishment of a service operator or use in a Member State, except those provided for in Article 10, prohibiting the manufacture, importation, marketing or use of a product or prohibiting the provision or use of a service, or establishment a service provider</text:span><text:span text:style-name="T2">( …)", has to be notified.</text:span></text:p>
      <text:p text:style-name="P3"> </text:p>
      <text:p text:style-name="P4"><text:span text:style-name="T2">Regarding the "</text:span><text:span text:style-name="T3">rules for advertisement" , </text:span><text:span text:style-name="T2">at first sight, they don't seem to fall under the definition of technical regulations. Regarding </text:span><text:span text:style-name="T3">"the rules for planning", </text:span><text:span text:style-name="T2">they should be assessed on case by case,  and</text:span><text:span text:style-name="T1"> </text:span><text:span text:style-name="T2">it is a </text:span><text:span text:style-name="T4">decision of a Member State</text:span><text:span text:style-name="T2"> to notify/or not  a draft legislation containing technical regulations, keeping in mind the consequences resulting from the fact of a non-notification.</text:span></text:p>
      <text:p text:style-name="P3"> </text:p>
      <text:p text:style-name="P3"> </text:p>
      <text:p text:style-name="P2">Yours sincerely,</text:p>
      <text:p text:style-name="P5"> </text:p>
      <text:p text:style-name="P3"> </text:p>
      <text:p text:style-name="P1"><text:span text:style-name="T5">Lamia Mathis</text:span><text:span text:style-name="T8"> </text:span><text:span text:style-name="T9"><text:line-break/></text:span><text:span text:style-name="T6">Legal Officer</text:span><text:span text:style-name="T8"> </text:span><text:span text:style-name="T9"><text:line-break/></text:span><text:span text:style-name="T5"><text:line-break/>European Commission</text:span><text:span text:style-name="T8"> </text:span><text:span text:style-name="T9"><text:line-break/></text:span><text:span text:style-name="T6">DG Enterprise and Industry</text:span><text:span text:style-name="T8"> </text:span><text:span text:style-name="T9"><text:line-break/></text:span><text:span text:style-name="T6">Unit C3 – Prevention of technical barriers</text:span><text:span text:style-name="T8"> </text:span><text:span text:style-name="T9"><text:line-break/></text:span><text:span text:style-name="T6">N105 4/47</text:span><text:span text:style-name="T8"> </text:span><text:span text:style-name="T9"><text:line-break/></text:span><text:span text:style-name="T6">B-1049 Brussels/Belgium</text:span><text:span text:style-name="T8"> </text:span><text:span text:style-name="T9"><text:line-break/></text:span><text:a xlink:type="simple" xlink:href="mailto:lamia.charef-mathis@ec.europa.eu" office:target-frame-name="_blank" xlink:show="new" text:style-name="Internet_20_link" text:visited-style-name="Visited_20_Internet_20_Link"><text:span text:style-name="T10">lamia.charef-mathis@ec.europa.eu</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ans-serif"/>
    <style:font-face style:name="Mangal1" svg:font-family="Mangal"/>
    <style:font-face style:name="Times New Roman" svg:font-family="'Times New Roman', serif"/>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6T15:16:57.828000000</meta:creation-date>
    <dc:date>2015-02-26T15:21:01.575000000</dc:date>
    <meta:editing-duration>PT4M4S</meta:editing-duration>
    <meta:editing-cycles>1</meta:editing-cycles>
    <meta:document-statistic meta:table-count="0" meta:image-count="0" meta:object-count="0" meta:page-count="1" meta:paragraph-count="16" meta:word-count="232" meta:character-count="1535" meta:non-whitespace-character-count="1290"/>
    <meta:generator>LibreOffice/4.3.4.1$Windows_x86 LibreOffice_project/bc356b2f991740509f321d70e4512a6a54c5f243</meta:generator>
  </office:meta>
</office:document-meta>
</file>